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/>
    <style:font-face style:name="Times New Roman1" svg:font-family="'Times New Roman'"/>
    <style:font-face style:name="open sanslight" svg:font-family="'open sanslight'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paragraph-rsid="001a8712" style:font-size-asian="12pt" style:font-weight-asian="normal" style:font-name-complex="Arial2" style:font-size-complex="12pt" style:font-weight-complex="normal"/>
    </style:style>
    <style:style style:name="P2" style:family="paragraph" style:parent-style-name="Text_20_body"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style:font-name="Times New Roman" fo:font-size="12pt" officeooo:paragraph-rsid="0022d3c5" style:font-size-asian="12pt" style:font-size-complex="12pt"/>
    </style:style>
    <style:style style:name="P4" style:family="paragraph" style:parent-style-name="Text_20_body">
      <style:text-properties style:font-name="Times New Roman" fo:font-size="12pt" officeooo:paragraph-rsid="002898c8" style:font-size-asian="12pt" style:font-size-complex="12pt"/>
    </style:style>
    <style:style style:name="P5" style:family="paragraph" style:parent-style-name="Text_20_body">
      <style:text-properties officeooo:paragraph-rsid="002b9ce6"/>
    </style:style>
    <style:style style:name="P6" style:family="paragraph" style:parent-style-name="Standard">
      <style:paragraph-properties fo:text-align="center" style:justify-single-word="false"/>
      <style:text-properties fo:font-size="11pt" officeooo:paragraph-rsid="001a8712" style:font-size-asian="11pt" style:font-name-complex="Times New Roman2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1pt" officeooo:paragraph-rsid="001fc981" style:font-size-asian="11pt" style:font-name-complex="Times New Roman2" style:font-size-complex="11pt"/>
    </style:style>
    <style:style style:name="P8" style:family="paragraph" style:parent-style-name="Standard">
      <style:paragraph-properties fo:text-align="center" style:justify-single-word="false"/>
      <style:text-properties officeooo:paragraph-rsid="001fc981"/>
    </style:style>
    <style:style style:name="P9" style:family="paragraph" style:parent-style-name="Standard">
      <style:paragraph-properties fo:text-align="center" style:justify-single-word="false"/>
      <style:text-properties officeooo:rsid="001cf6a8" officeooo:paragraph-rsid="001fc981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1a8712" style:font-size-asian="12pt" style:font-weight-asian="bold" style:font-name-complex="Times New Roman2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paragraph-rsid="001a871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officeooo:paragraph-rsid="00215f93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officeooo:paragraph-rsid="0022d3c5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paragraph-rsid="001c666c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officeooo:rsid="001cf6a8" officeooo:paragraph-rsid="001cf6a8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officeooo:paragraph-rsid="001a8712" style:font-size-asian="12pt" style:font-name-complex="Times New Roman2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1a8712" style:font-size-asian="12pt" style:font-weight-asian="normal" style:font-name-complex="Times New Roman2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22d3c5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2898c8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paragraph-rsid="001a8712" style:font-size-asian="12pt" style:font-weight-asian="normal" style:font-name-complex="Arial2" style:font-size-complex="12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officeooo:paragraph-rsid="001c666c" style:font-size-asian="12pt" style:font-size-complex="12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officeooo:paragraph-rsid="001a8712" style:font-size-asian="14pt" style:font-weight-asian="bold" style:font-name-complex="Arial2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1pt" officeooo:rsid="001fc981" officeooo:paragraph-rsid="001fc981" style:font-size-asian="11pt" style:font-size-complex="11pt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Times New Roman" fo:font-size="12pt" officeooo:paragraph-rsid="0022d3c5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officeooo:paragraph-rsid="001a8712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officeooo:paragraph-rsid="004356ab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officeooo:paragraph-rsid="004186b0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2pt" officeooo:paragraph-rsid="001a8712" style:font-size-asian="12pt" style:font-name-complex="Times New Roman2" style:font-size-complex="12pt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normal" officeooo:paragraph-rsid="0022d3c5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1fc981" style:font-size-asian="12pt" style:font-weight-asian="normal" style:font-name-complex="Times New Roman2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1a8712" style:font-size-asian="12pt" style:font-weight-asian="normal" style:font-name-complex="Times New Roman2" style:font-size-complex="12pt" style:font-weight-complex="normal"/>
    </style:style>
    <style:style style:name="P32" style:family="paragraph" style:parent-style-name="Standard" style:list-style-name="WWNum2">
      <style:paragraph-properties fo:text-align="start" style:justify-single-word="false"/>
      <style:text-properties style:font-name="Times New Roman" fo:font-size="12pt" fo:font-weight="normal" officeooo:paragraph-rsid="003ed4bd" style:font-size-asian="12pt" style:font-weight-asian="normal" style:font-name-complex="Times New Roman2" style:font-size-complex="12pt" style:font-weight-complex="normal"/>
    </style:style>
    <style:style style:name="P33" style:family="paragraph" style:parent-style-name="Standard" style:list-style-name="WWNum2">
      <style:paragraph-properties fo:text-align="start" style:justify-single-word="false"/>
      <style:text-properties style:font-name="Times New Roman" fo:font-size="12pt" fo:font-weight="normal" officeooo:paragraph-rsid="00404f0f" style:font-size-asian="12pt" style:font-weight-asian="normal" style:font-name-complex="Times New Roman2" style:font-size-complex="12pt" style:font-weight-complex="normal"/>
    </style:style>
    <style:style style:name="P34" style:family="paragraph" style:parent-style-name="Standard" style:list-style-name="WWNum2">
      <style:paragraph-properties fo:text-align="start" style:justify-single-word="false"/>
      <style:text-properties style:font-name="Times New Roman" fo:font-size="12pt" fo:font-weight="normal" officeooo:paragraph-rsid="004356ab" style:font-size-asian="12pt" style:font-weight-asian="normal" style:font-name-complex="Times New Roman2" style:font-size-complex="12pt" style:font-weight-complex="normal"/>
    </style:style>
    <style:style style:name="P35" style:family="paragraph" style:parent-style-name="Standard" style:list-style-name="WWNum2">
      <style:paragraph-properties fo:text-align="start" style:justify-single-word="false"/>
      <style:text-properties style:font-name="Times New Roman" fo:font-size="12pt" fo:font-weight="normal" officeooo:paragraph-rsid="00456901" style:font-size-asian="12pt" style:font-weight-asian="normal" style:font-name-complex="Times New Roman2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3ed4bd" style:font-size-asian="12pt" style:font-weight-asian="normal" style:font-name-complex="Times New Roman2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4356ab" style:font-size-asian="12pt" style:font-weight-asian="normal" style:font-name-complex="Times New Roman2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bold" officeooo:rsid="00327ab0" officeooo:paragraph-rsid="00327ab0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39" style:family="paragraph" style:parent-style-name="Standard" style:list-style-name="L9">
      <style:paragraph-properties fo:text-align="start" style:justify-single-word="false"/>
      <style:text-properties style:font-name="Times New Roman" fo:font-size="12pt" fo:font-style="normal" style:text-underline-style="none" fo:font-weight="bold" officeooo:rsid="00327ab0" officeooo:paragraph-rsid="00327ab0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40" style:family="paragraph" style:parent-style-name="Standard" style:list-style-name="L9">
      <style:paragraph-properties fo:text-align="start" style:justify-single-word="false"/>
      <style:text-properties style:font-name="Times New Roman" fo:font-size="12pt" fo:font-style="normal" style:text-underline-style="none" fo:font-weight="bold" officeooo:rsid="0033e654" officeooo:paragraph-rsid="0033e654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bold" officeooo:rsid="0033e654" officeooo:paragraph-rsid="0033e654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bold" officeooo:rsid="0033f059" officeooo:paragraph-rsid="0033f059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43" style:family="paragraph" style:parent-style-name="Standard" style:list-style-name="L10">
      <style:paragraph-properties fo:text-align="start" style:justify-single-word="false"/>
      <style:text-properties style:font-name="Times New Roman" fo:font-size="12pt" fo:font-style="normal" style:text-underline-style="none" fo:font-weight="bold" officeooo:rsid="0033f059" officeooo:paragraph-rsid="0033f059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2pt" fo:font-weight="bold" officeooo:rsid="003620bb" officeooo:paragraph-rsid="003620bb" style:font-size-asian="12pt" style:font-weight-asian="bold" style:font-name-complex="Times New Roman2" style:font-size-complex="12pt" style:font-weight-complex="bold"/>
    </style:style>
    <style:style style:name="P45" style:family="paragraph" style:parent-style-name="Standard" style:list-style-name="L11">
      <style:paragraph-properties fo:text-align="start" style:justify-single-word="false"/>
      <style:text-properties style:font-name="Times New Roman" fo:font-size="12pt" fo:font-weight="bold" officeooo:rsid="0037bf4a" officeooo:paragraph-rsid="0037bf4a" style:font-size-asian="12pt" style:font-weight-asian="bold" style:font-name-complex="Times New Roman2" style:font-size-complex="12pt" style:font-weight-complex="bold"/>
    </style:style>
    <style:style style:name="P46" style:family="paragraph" style:parent-style-name="Standard" style:list-style-name="L12">
      <style:paragraph-properties fo:text-align="start" style:justify-single-word="false"/>
      <style:text-properties style:font-name="Times New Roman" fo:font-size="12pt" fo:font-weight="bold" officeooo:rsid="0037bf4a" officeooo:paragraph-rsid="0037bf4a" style:font-size-asian="12pt" style:font-weight-asian="bold" style:font-name-complex="Times New Roman2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2ece16" officeooo:paragraph-rsid="002ece16" style:font-size-asian="12pt" style:font-weight-asian="bold" style:font-name-complex="Times New Roman2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324e13" officeooo:paragraph-rsid="00324e13" style:font-size-asian="12pt" style:font-weight-asian="bold" style:font-name-complex="Times New Roman2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4186b0" officeooo:paragraph-rsid="00456901" style:font-size-asian="12pt" style:font-weight-asian="bold" style:font-name-complex="Times New Roman2" style:font-size-complex="12pt" style:font-weight-complex="bold"/>
    </style:style>
    <style:style style:name="P50" style:family="paragraph" style:parent-style-name="Standard" style:list-style-name="L8">
      <style:paragraph-properties fo:text-align="start" style:justify-single-word="false"/>
      <style:text-properties style:font-name="Times New Roman" fo:font-size="12pt" style:text-underline-style="none" fo:font-weight="normal" officeooo:rsid="00324e13" officeooo:paragraph-rsid="00324e13" style:font-size-asian="12pt" style:font-weight-asian="normal" style:font-name-complex="Times New Roman2" style:font-size-complex="12pt" style:font-weight-complex="normal"/>
    </style:style>
    <style:style style:name="P51" style:family="paragraph" style:parent-style-name="Standard" style:list-style-name="L10">
      <style:paragraph-properties fo:text-align="start" style:justify-single-word="false"/>
      <style:text-properties style:font-name="Times New Roman" fo:font-size="12pt" style:text-underline-style="none" fo:font-weight="bold" officeooo:rsid="0035c345" officeooo:paragraph-rsid="0035c345" style:font-size-asian="12pt" style:font-weight-asian="bold" style:font-name-complex="Times New Roman2" style:font-size-complex="12pt" style:font-weight-complex="bold"/>
    </style:style>
    <style:style style:name="P52" style:family="paragraph" style:parent-style-name="Standard" style:list-style-name="L7">
      <style:paragraph-properties fo:text-align="start" style:justify-single-word="false"/>
      <style:text-properties style:font-name="Times New Roman" fo:font-size="12pt" fo:font-style="italic" style:text-underline-style="solid" style:text-underline-width="auto" style:text-underline-color="font-color" fo:font-weight="normal" officeooo:rsid="00324e13" officeooo:paragraph-rsid="00324e13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solid" style:text-underline-width="auto" style:text-underline-color="font-color" fo:font-weight="normal" officeooo:rsid="00324e13" officeooo:paragraph-rsid="00324e13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2d3c5" style:text-blinking="false" fo:background-color="transparent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2d3c5" style:text-blinking="false" fo:background-color="transparent" style:font-size-asian="12pt" style:font-size-complex="12pt"/>
    </style:style>
    <style:style style:name="P56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2d3c5" style:text-blinking="false" fo:background-color="transparent" style:font-size-asian="12pt" style:font-size-complex="12pt"/>
    </style:style>
    <style:style style:name="P57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58f86" officeooo:paragraph-rsid="00258f86" style:text-blinking="false" fo:background-color="transparent" style:font-size-asian="12pt" style:font-size-complex="12pt"/>
    </style:style>
    <style:style style:name="P58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  <style:text-properties style:font-name="Times New Roman" fo:font-size="12pt" fo:font-weight="normal" officeooo:paragraph-rsid="001c666c" style:font-size-asian="12pt" style:font-weight-asian="normal" style:font-name-complex="Times New Roman2" style:font-size-complex="12pt" style:font-weight-complex="normal"/>
    </style:style>
    <style:style style:name="P59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  <style:text-properties style:font-name="Times New Roman" fo:font-size="12pt" fo:font-weight="normal" officeooo:paragraph-rsid="00456901" style:font-size-asian="12pt" style:font-weight-asian="normal" style:font-name-complex="Times New Roman2" style:font-size-complex="12pt" style:font-weight-complex="normal"/>
    </style:style>
    <style:style style:name="P60" style:family="paragraph" style:parent-style-name="Standard" style:list-style-name="WWNum3">
      <style:paragraph-properties fo:margin-left="0.5in" fo:margin-right="0in" fo:text-align="start" style:justify-single-word="false" fo:text-indent="-0.25in" style:auto-text-indent="false"/>
      <style:text-properties style:font-name="Times New Roman" fo:font-size="12pt" fo:font-weight="normal" officeooo:paragraph-rsid="001c666c" style:font-size-asian="12pt" style:font-weight-asian="normal" style:font-name-complex="Times New Roman2" style:font-size-complex="12pt" style:font-weight-complex="normal"/>
    </style:style>
    <style:style style:name="P61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  <style:text-properties style:font-name="Times New Roman" fo:font-size="12pt" fo:font-weight="normal" officeooo:rsid="003e1d9b" officeooo:paragraph-rsid="003e1d9b" style:font-size-asian="12pt" style:font-weight-asian="normal" style:font-name-complex="Times New Roman2" style:font-size-complex="12pt" style:font-weight-complex="normal"/>
    </style:style>
    <style:style style:name="P62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  <style:text-properties style:font-name="Times New Roman" fo:font-size="12pt" fo:font-weight="normal" officeooo:rsid="003e1d9b" officeooo:paragraph-rsid="004356ab" style:font-size-asian="12pt" style:font-weight-asian="normal" style:font-name-complex="Times New Roman2" style:font-size-complex="12pt" style:font-weight-complex="normal"/>
    </style:style>
    <style:style style:name="P63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  <style:text-properties style:font-name="Times New Roman" fo:font-size="12pt" fo:font-weight="normal" officeooo:rsid="00404f0f" officeooo:paragraph-rsid="00404f0f" style:font-size-asian="12pt" style:font-weight-asian="normal" style:font-name-complex="Times New Roman2" style:font-size-complex="12pt" style:font-weight-complex="normal"/>
    </style:style>
    <style:style style:name="P64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  <style:text-properties style:font-name="Times New Roman" fo:font-size="12pt" fo:font-weight="normal" officeooo:rsid="00404f0f" officeooo:paragraph-rsid="004356ab" style:font-size-asian="12pt" style:font-weight-asian="normal" style:font-name-complex="Times New Roman2" style:font-size-complex="12pt" style:font-weight-complex="normal"/>
    </style:style>
    <style:style style:name="P65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  <style:text-properties style:font-name="Times New Roman" fo:font-size="12pt" fo:font-weight="normal" officeooo:rsid="00428811" officeooo:paragraph-rsid="00428811" style:font-size-asian="12pt" style:font-weight-asian="normal" style:font-name-complex="Times New Roman2" style:font-size-complex="12pt" style:font-weight-complex="normal"/>
    </style:style>
    <style:style style:name="P66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  <style:text-properties style:font-name="Times New Roman" fo:font-size="12pt" fo:font-weight="normal" officeooo:rsid="00428811" officeooo:paragraph-rsid="004356ab" style:font-size-asian="12pt" style:font-weight-asian="normal" style:font-name-complex="Times New Roman2" style:font-size-complex="12pt" style:font-weight-complex="normal"/>
    </style:style>
    <style:style style:name="P67" style:family="paragraph" style:parent-style-name="Standard" style:list-style-name="WWNum2">
      <style:paragraph-properties fo:margin-left="0in" fo:margin-right="0in" fo:text-align="start" style:justify-single-word="false" fo:text-indent="0in" style:auto-text-indent="false"/>
      <style:text-properties style:font-name="Times New Roman" fo:font-size="12pt" fo:font-weight="normal" officeooo:rsid="003e1d9b" officeooo:paragraph-rsid="003e1d9b" style:font-size-asian="12pt" style:font-weight-asian="normal" style:font-name-complex="Times New Roman2" style:font-size-complex="12pt" style:font-weight-complex="normal"/>
    </style:style>
    <style:style style:name="P68" style:family="paragraph" style:parent-style-name="Standard" style:list-style-name="WWNum2">
      <style:paragraph-properties fo:margin-left="0in" fo:margin-right="0in" fo:text-align="start" style:justify-single-word="false" fo:text-indent="0in" style:auto-text-indent="false"/>
      <style:text-properties style:font-name="Times New Roman" fo:font-size="12pt" fo:font-weight="normal" officeooo:rsid="003e1d9b" officeooo:paragraph-rsid="004356ab" style:font-size-asian="12pt" style:font-weight-asian="normal" style:font-name-complex="Times New Roman2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1fc981" style:text-blinking="false" fo:background-color="transparent" style:font-size-asian="12pt" style:font-weight-asian="bold" style:font-name-complex="Arial2" style:font-size-complex="12pt" style:font-weight-complex="bold"/>
    </style:style>
    <style:style style:name="P70" style:family="paragraph" style:parent-style-name="Text_20_body" style:list-style-name="L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215f93" officeooo:paragraph-rsid="0022d3c5" style:text-blinking="false" fo:background-color="transparent" style:font-size-asian="12pt" style:font-weight-asian="bold" style:font-name-complex="Arial2" style:font-size-complex="12pt" style:font-weight-complex="bold"/>
    </style:style>
    <style:style style:name="P71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215f93" style:text-blinking="false" fo:background-color="transparent" style:font-size-asian="12pt" style:font-weight-asian="normal" style:font-name-complex="Arial2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fc981" style:text-blinking="false" fo:background-color="transparent" style:font-size-asian="12pt" style:font-weight-asian="normal" style:font-name-complex="Arial2" style:font-size-complex="12pt" style:font-weight-complex="normal"/>
    </style:style>
    <style:style style:name="P73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15f93" officeooo:paragraph-rsid="00215f93" style:text-blinking="false" fo:background-color="transparent" style:font-size-asian="12pt" style:font-weight-asian="normal" style:font-name-complex="Arial2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15f93" officeooo:paragraph-rsid="00215f93" style:text-blinking="false" fo:background-color="transparent" style:font-size-asian="12pt" style:font-weight-asian="normal" style:font-name-complex="Arial2" style:font-size-complex="12pt" style:font-weight-complex="normal"/>
    </style:style>
    <style:style style:name="P75" style:family="paragraph" style:parent-style-name="Text_20_body" style:list-style-name="L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15f93" officeooo:paragraph-rsid="0022d3c5" style:text-blinking="false" fo:background-color="transparent" style:font-size-asian="12pt" style:font-weight-asian="normal" style:font-name-complex="Arial2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2d3c5" officeooo:paragraph-rsid="0022d3c5" style:text-blinking="false" fo:background-color="transparent" style:font-size-asian="12pt" style:font-weight-asian="normal" style:font-name-complex="Arial2" style:font-size-complex="12pt" style:font-weight-complex="normal"/>
    </style:style>
    <style:style style:name="P77" style:family="paragraph" style:parent-style-name="Text_20_body" style:list-style-name="L4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2d3c5" officeooo:paragraph-rsid="00259d66" style:text-blinking="false" fo:background-color="transparent" style:font-size-asian="12pt" style:font-weight-asian="normal" style:font-name-complex="Arial2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2d3c5" officeooo:paragraph-rsid="00259d66" style:text-blinking="false" fo:background-color="transparent" style:font-size-asian="12pt" style:font-weight-asian="normal" style:font-name-complex="Arial2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a8712" style:text-blinking="false" fo:background-color="transparent" style:font-size-asian="12pt" style:font-name-complex="Times New Roman2" style:font-size-complex="12pt"/>
    </style:style>
    <style:style style:name="P80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1" style:family="paragraph" style:parent-style-name="Text_20_body" style:list-style-name="L2">
      <style:paragraph-properties fo:text-align="start" style:justify-single-word="false"/>
      <style:text-properties style:font-name="Times New Roman" fo:font-size="12pt" officeooo:paragraph-rsid="0022d3c5" style:font-size-asian="12pt" style:font-size-complex="12pt"/>
    </style:style>
    <style:style style:name="P82" style:family="paragraph" style:parent-style-name="Text_20_body" style:list-style-name="L6">
      <style:text-properties style:font-name="Times New Roman" fo:font-size="12pt" officeooo:paragraph-rsid="002e05e5" style:font-size-asian="12pt" style:font-size-complex="12pt"/>
    </style:style>
    <style:style style:name="P83" style:family="paragraph" style:parent-style-name="Text_20_body" style:list-style-name="L5">
      <style:text-properties style:font-name="Times New Roman" fo:font-size="12pt" fo:font-weight="bold" officeooo:paragraph-rsid="002898c8" style:font-size-asian="12pt" style:font-size-complex="12pt"/>
    </style:style>
    <style:style style:name="P84" style:family="paragraph" style:parent-style-name="Text_20_body" style:list-style-name="L6">
      <style:text-properties style:font-name="Times New Roman" fo:font-size="12pt" fo:font-weight="bold" officeooo:paragraph-rsid="002b9ce6" style:font-size-asian="12pt" style:font-weight-asian="normal" style:font-size-complex="12pt" style:font-weight-complex="normal"/>
    </style:style>
    <style:style style:name="P85" style:family="paragraph" style:parent-style-name="Text_20_body" style:list-style-name="L5">
      <style:text-properties style:font-name="Times New Roman" fo:font-size="12pt" fo:font-weight="normal" officeooo:paragraph-rsid="002898c8" style:font-size-asian="12pt" style:font-weight-asian="normal" style:font-size-complex="12pt" style:font-weight-complex="normal"/>
    </style:style>
    <style:style style:name="P86" style:family="paragraph" style:parent-style-name="Text_20_body">
      <style:text-properties style:font-name="Times New Roman" fo:font-size="12pt" fo:font-weight="normal" officeooo:paragraph-rsid="0029be30" style:font-size-asian="12pt" style:font-weight-asian="normal" style:font-size-complex="12pt" style:font-weight-complex="normal"/>
    </style:style>
    <style:style style:name="P87" style:family="paragraph" style:parent-style-name="Text_20_body" style:list-style-name="L6">
      <style:text-properties officeooo:paragraph-rsid="002e05e5"/>
    </style:style>
    <style:style style:name="T1" style:family="text">
      <style:text-properties fo:font-size="11pt" style:font-size-asian="11pt" style:font-name-complex="Times New Roman2" style:font-size-complex="11pt"/>
    </style:style>
    <style:style style:name="T2" style:family="text">
      <style:text-properties fo:font-size="11pt" officeooo:rsid="001fc981" style:font-size-asian="11pt" style:font-size-complex="11pt"/>
    </style:style>
    <style:style style:name="T3" style:family="text">
      <style:text-properties fo:font-size="11pt" style:text-underline-style="none" style:font-size-asian="11pt" style:font-name-complex="Times New Roman2" style:font-size-complex="11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name-complex="Times New Roman2" style:font-style-complex="italic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name-complex="Times New Roman2" style:font-weight-complex="bold"/>
    </style:style>
    <style:style style:name="T9" style:family="text">
      <style:text-properties officeooo:rsid="001e6da5"/>
    </style:style>
    <style:style style:name="T10" style:family="text">
      <style:text-properties fo:font-variant="normal" fo:text-transform="none" fo:color="#000000" style:text-line-through-style="none" style:text-line-through-type="none" fo:font-style="normal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15f93" style:text-blinking="false" fo:background-color="transparent" loext:char-shading-value="0" style:font-weight-asian="normal" style:font-name-complex="Arial2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2d3c5" style:text-blinking="false" fo:background-color="transparent" loext:char-shading-value="0" style:font-weight-asian="normal" style:font-name-complex="Arial2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15f93" style:text-blinking="false" fo:background-color="transparent" loext:char-shading-value="0" style:font-weight-asian="normal" style:font-name-complex="Arial2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2d3c5" style:text-blinking="false" fo:background-color="transparent" loext:char-shading-value="0" style:font-weight-asian="normal" style:font-name-complex="Arial2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6a142" style:text-blinking="false" fo:background-color="transparent" loext:char-shading-value="0" style:font-weight-asian="normal" style:font-name-complex="Arial2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officeooo:rsid="0022d3c5" style:text-blinking="false" fo:background-color="transparent" loext:char-shading-value="0" style:font-style-asian="normal" style:font-weight-asian="normal" style:font-name-complex="Arial2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bold" officeooo:rsid="0022d3c5" style:text-blinking="false" fo:background-color="transparent" loext:char-shading-value="0" style:font-style-asian="normal" style:font-weight-asian="bold" style:font-name-complex="Arial2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fo:font-style="italic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22d3c5" style:text-blinking="false" fo:background-color="transparent" loext:char-shading-value="0" style:font-weight-asian="normal" style:font-name-complex="Arial2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fo:font-style="italic" style:text-underline-style="none" style:text-blinking="false" fo:background-color="transparent" loext:char-shading-value="0"/>
    </style:style>
    <style:style style:name="T25" style:family="text">
      <style:text-properties style:font-name-complex="Times New Roman2"/>
    </style:style>
    <style:style style:name="T26" style:family="text">
      <style:text-properties officeooo:rsid="001fc981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weight-asian="normal" style:font-name-complex="Arial2" style:font-weight-complex="normal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style:font-weight-asian="normal" style:font-name-complex="Times New Roman2" style:font-weight-complex="normal"/>
    </style:style>
    <style:style style:name="T31" style:family="text">
      <style:text-properties fo:font-weight="normal" style:font-weight-asian="normal" style:font-name-complex="Arial2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5c345" style:font-weight-asian="normal" style:font-weight-complex="normal"/>
    </style:style>
    <style:style style:name="T34" style:family="text">
      <style:text-properties fo:font-weight="normal" style:font-weight-asian="normal" style:font-name-complex="Times New Roman2" style:font-weight-complex="normal"/>
    </style:style>
    <style:style style:name="T3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36" style:family="text">
      <style:text-properties style:font-name="Times New Roman" fo:font-size="12pt" style:font-size-asian="12pt" style:font-size-complex="12pt"/>
    </style:style>
    <style:style style:name="T37" style:family="text">
      <style:text-properties style:font-name="Times New Roman" fo:font-size="12pt" officeooo:rsid="002e05e5" style:font-size-asian="12pt" style:font-size-complex="12pt"/>
    </style:style>
    <style:style style:name="T3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9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name-complex="Arial2" style:font-weight-complex="bold"/>
    </style:style>
    <style:style style:name="T41" style:family="text">
      <style:text-properties style:text-underline-style="solid" style:text-underline-width="auto" style:text-underline-color="font-color" fo:font-weight="bold" officeooo:rsid="00394c40" style:font-weight-asian="bold" style:font-name-complex="Arial2" style:font-weight-complex="bold"/>
    </style:style>
    <style:style style:name="T42" style:family="text">
      <style:text-properties officeooo:rsid="003078fc"/>
    </style:style>
    <style:style style:name="T43" style:family="text">
      <style:text-properties officeooo:rsid="004356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atthew Mejia</text:p>
      <text:p text:style-name="P6">Pasadena, CA 91107</text:p>
      <text:p text:style-name="P6">Cell: 626.823.6452</text:p>
      <text:p text:style-name="P7"><text:span text:style-name="T26">LinkedIn: </text:span><text:a xlink:type="simple" xlink:href="https://www.linkedin.com/in/matthew-mejia-bba6a1104/" text:style-name="Internet_20_link" text:visited-style-name="Visited_20_Internet_20_Link"><text:span text:style-name="T26">https://www.linkedin.com/in/matthew-mejia-bba6a1104/</text:span></text:a></text:p>
      <text:p text:style-name="P8"><text:span text:style-name="T1"><text:tab/>Email: </text:span><text:a xlink:type="simple" xlink:href="mailto:mattcmej@gmail.com" text:style-name="Internet_20_link" text:visited-style-name="Visited_20_Internet_20_Link"><text:span text:style-name="Internet_20_link"><text:span text:style-name="T1">mattcmej@gmail.com</text:span></text:span></text:a><text:span text:style-name="Internet_20_link"><text:span text:style-name="T3"><text:tab/><text:tab/></text:span></text:span><text:span text:style-name="T2">GitHub: </text:span><text:a xlink:type="simple" xlink:href="https://github.com/Mattmej" text:style-name="Internet_20_link" text:visited-style-name="Visited_20_Internet_20_Link"><text:span text:style-name="T2">https://github.com/Mattmej</text:span></text:a><text:span text:style-name="T2"><text:tab/></text:span></text:p>
      <text:p text:style-name="P23"/>
      <text:p text:style-name="P9"/>
      <text:p text:style-name="P15">Full-Stack Web Developer experienced in jQuery, React.js, and Express.js. Strengths in back-end development, <text:span text:style-name="T9">quick language learning, and </text:span>interpersonal skills.</text:p>
      <text:p text:style-name="P15"/>
      <text:p text:style-name="P16"/>
      <text:p text:style-name="P26"><text:span text:style-name="T41">Technical</text:span><text:span text:style-name="T40"> Skills</text:span><text:span text:style-name="T31">_____________________________________________________________</text:span></text:p>
      <text:list xml:id="list3152138950" text:style-name="WWNum2">
        <text:list-header>
          <text:p text:style-name="P68"/>
        </text:list-header>
        <text:list-item>
          <text:p text:style-name="P62">HTML, CSS, JavaScript Front-End Programming Languages</text:p>
        </text:list-item>
        <text:list-item>
          <text:p text:style-name="P62">jQuery JavaScript Library</text:p>
        </text:list-item>
        <text:list-item>
          <text:p text:style-name="P62">GitHub Hosting Service</text:p>
        </text:list-item>
        <text:list-item>
          <text:p text:style-name="P62">Heroku Hosting Service</text:p>
        </text:list-item>
        <text:list-item>
          <text:p text:style-name="P62">Bootstrap CSS Library</text:p>
        </text:list-item>
        <text:list-item>
          <text:p text:style-name="P64">Handlebars.js Templating Engine</text:p>
        </text:list-item>
        <text:list-item>
          <text:p text:style-name="P62">Node.js Server Environment</text:p>
        </text:list-item>
        <text:list-item>
          <text:p text:style-name="P62">Node Package Manager</text:p>
        </text:list-item>
        <text:list-item>
          <text:p text:style-name="P62">Express.js Web Application Framework</text:p>
        </text:list-item>
        <text:list-item>
          <text:p text:style-name="P64">React JavaScript Library</text:p>
        </text:list-item>
        <text:list-item>
          <text:p text:style-name="P64">SQL</text:p>
        </text:list-item>
        <text:list-item>
          <text:p text:style-name="P66">Firebase Application Development Platform</text:p>
        </text:list-item>
        <text:list-item>
          <text:p text:style-name="P64">MongoDB</text:p>
        </text:list-item>
        <text:list-item>
          <text:p text:style-name="P34">Java Programming Language</text:p>
        </text:list-item>
        <text:list-item>
          <text:p text:style-name="P34">C Programming Language</text:p>
        </text:list-item>
      </text:list>
      <text:p text:style-name="P37"/>
      <text:p text:style-name="P37"/>
      <text:p text:style-name="P49">Other Skills<text:span text:style-name="T29">________________________________________________________________</text:span></text:p>
      <text:list xml:id="list205626135754884" text:continue-numbering="true" text:style-name="WWNum2">
        <text:list-header>
          <text:p text:style-name="P35"/>
        </text:list-header>
        <text:list-item>
          <text:p text:style-name="P59">Microsoft Word, Excel, PowerPoint</text:p>
        </text:list-item>
        <text:list-item>
          <text:p text:style-name="P59">DipTrace PCB Design Software</text:p>
        </text:list-item>
        <text:list-item>
          <text:p text:style-name="P59">Soldering on Circuit Boards</text:p>
        </text:list-item>
        <text:list-item>
          <text:p text:style-name="P59">MuseScore Music Score Writing Software</text:p>
        </text:list-item>
        <text:list-item>
          <text:p text:style-name="P59">Sylvan iPad Software</text:p>
        </text:list-item>
      </text:list>
      <text:p text:style-name="P16"/>
      <text:p text:style-name="P16"/>
      <text:p text:style-name="P11"><text:span text:style-name="T40">Education</text:span><text:span text:style-name="T31">__________________________________________________________________</text:span></text:p>
      <text:p text:style-name="P11"><text:span text:style-name="T31"/></text:p>
      <text:p text:style-name="P69"><text:bookmark text:name="docs-internal-guid-a4529dc5-958a-f9e4-b3a4-3e2665d7538d"/>UCLA Full-Stack Web Development Boot Camp, Los Angeles, California (2018)</text:p>
      <text:p text:style-name="P72"><text:bookmark text:name="docs-internal-guid-ce4bcd5b-958e-b877-9989-63dbff54e2bd"/>GitHub, HTML, CSS, Bootstrap, JavaScript, jQuery, Firebase, Node.js, Node Package Manager, <text:span text:style-name="T43">Express.js, Heroku, SQL, MongoDB, React.js, Handlebars.js</text:span></text:p>
      <text:p text:style-name="P2"/>
      <text:p text:style-name="P10">Occidental College, Los Angeles, California (class of 2015)</text:p>
      <text:p text:style-name="P11"><text:span text:style-name="T8">Major:</text:span><text:span text:style-name="T25"> </text:span><text:span text:style-name="T5">Physics with Mathematics emphasis</text:span></text:p>
      <text:p text:style-name="P79"><text:bookmark text:name="docs-internal-guid-d926bd4a-958f-bff8-bc12-2e7f67bda372"/><text:soft-page-break/>Introductory Mechanics, Waves and Optics, Introductory Electromagnetism, Modern Physics, Thermal Physics, Simulations in Physics (Programming Class), Math Methods in Physics, Solar Panel Independent Study</text:p>
      <text:p text:style-name="P2"/>
      <text:p text:style-name="P11"><text:span text:style-name="T8">Minor:</text:span><text:span text:style-name="T25"> </text:span><text:span text:style-name="T5">Mathematics</text:span></text:p>
      <text:p text:style-name="P30">College Calculus, Linear Algebra, Multivariable Calculus, Discrete Mathematics, Graph Theory, Ordinary Differential Equations</text:p>
      <text:p text:style-name="P30"/>
      <text:p text:style-name="P30"/>
      <text:p text:style-name="P47">Apps Built / <text:span text:style-name="T42">Projects</text:span><text:span text:style-name="T29">____________________________________________________________</text:span></text:p>
      <text:p text:style-name="P47"><text:span text:style-name="T29"/></text:p>
      <text:p text:style-name="P48"><text:span text:style-name="T27">North Hollywood Church Website </text:span><text:span text:style-name="T29">(</text:span><text:a xlink:type="simple" xlink:href="https://528491.github.io/Project-1/" text:style-name="Internet_20_link" text:visited-style-name="Visited_20_Internet_20_Link">https://528491.github.io/Project-1/</text:a><text:span text:style-name="T29">)</text:span></text:p>
      <text:list xml:id="list2048987711" text:style-name="L8">
        <text:list-item>
          <text:p text:style-name="P50">A homepage that interfaces with the Facebook, Google Maps, and YouTube APIs.</text:p>
        </text:list-item>
        <text:list-item>
          <text:p text:style-name="P50">Designed for a Vietnamese church in North Hollywood</text:p>
        </text:list-item>
      </text:list>
      <text:list xml:id="list2290576485" text:style-name="L7">
        <text:list-item>
          <text:p text:style-name="P52"><text:span text:style-name="T27">My Role: Programmed YouTube video display using YouTube API</text:span></text:p>
        </text:list-item>
      </text:list>
      <text:p text:style-name="P53"><text:span text:style-name="T27"/></text:p>
      <text:p text:style-name="P38">Full-Stack-Burger <text:span text:style-name="T32">(</text:span><text:a xlink:type="simple" xlink:href="https://aqueous-meadow-48894.herokuapp.com/" text:style-name="Internet_20_link" text:visited-style-name="Visited_20_Internet_20_Link"><text:span text:style-name="T32">https://aqueous-meadow-48894.herokuapp.com/</text:span></text:a><text:span text:style-name="T32">)</text:span></text:p>
      <text:list xml:id="list2205951029" text:style-name="L9">
        <text:list-item>
          <text:p text:style-name="P39"><text:span text:style-name="T32">A full-stack application that connects to a SQL database</text:span></text:p>
        </text:list-item>
        <text:list-item>
          <text:p text:style-name="P39"><text:span text:style-name="T32">Can add values to the database’s table via an input box on the webpage.</text:span></text:p>
        </text:list-item>
        <text:list-item>
          <text:p text:style-name="P39"><text:span text:style-name="T32">Can edit the table’s values by clicking a button.</text:span></text:p>
        </text:list-item>
        <text:list-item>
          <text:p text:style-name="P40"><text:span text:style-name="T32">Webpage updates when database info is updated</text:span></text:p>
        </text:list-item>
      </text:list>
      <text:p text:style-name="P41"><text:span text:style-name="T32"/></text:p>
      <text:p text:style-name="P42">Star Wars RPG <text:span text:style-name="T32">(</text:span><text:a xlink:type="simple" xlink:href="https://mattmej.github.io/week-4-game/" text:style-name="Internet_20_link" text:visited-style-name="Visited_20_Internet_20_Link"><text:span text:style-name="T32">https://mattmej.github.io/week-4-game/</text:span></text:a><text:span text:style-name="T32">)</text:span></text:p>
      <text:list xml:id="list1725177877" text:style-name="L10">
        <text:list-item>
          <text:p text:style-name="P43"><text:span text:style-name="T32">A front-end game that uses jQuery to handle various events and conditions.</text:span></text:p>
        </text:list-item>
        <text:list-item>
          <text:p text:style-name="P43"><text:span text:style-name="T32">Has </text:span><text:span text:style-name="T33">characters, </text:span><text:span text:style-name="T32">consistent rules, </text:span><text:span text:style-name="T33">and </text:span><text:span text:style-name="T32">winning and losing conditions.</text:span></text:p>
        </text:list-item>
        <text:list-item>
          <text:p text:style-name="P51"><text:span text:style-name="T6">User can achieve winning condition using any character.</text:span></text:p>
        </text:list-item>
      </text:list>
      <text:p text:style-name="P47"><text:span text:style-name="T29"/></text:p>
      <text:p text:style-name="P44">Liri Node App <text:span text:style-name="T32">(</text:span><text:a xlink:type="simple" xlink:href="https://github.com/Mattmej/liri-node-app" text:style-name="Internet_20_link" text:visited-style-name="Visited_20_Internet_20_Link"><text:span text:style-name="T32">https://github.com/Mattmej/liri-node-app</text:span></text:a><text:span text:style-name="T32">)</text:span></text:p>
      <text:list xml:id="list3010337160" text:style-name="L11">
        <text:list-item>
          <text:p text:style-name="P45"><text:span text:style-name="T32">A back-end application that uses Node packages and APIs to perform four functions</text:span></text:p>
        </text:list-item>
      </text:list>
      <text:list xml:id="list3481313147" text:style-name="L12">
        <text:list-item>
          <text:list>
            <text:list-item>
              <text:p text:style-name="P46"><text:span text:style-name="T32">Check the last 20 tweets on their Twitter</text:span></text:p>
            </text:list-item>
            <text:list-item>
              <text:p text:style-name="P46"><text:span text:style-name="T32">Look up a song on Spotify</text:span></text:p>
            </text:list-item>
            <text:list-item>
              <text:p text:style-name="P46"><text:span text:style-name="T32">Look up the information of a movie</text:span></text:p>
            </text:list-item>
            <text:list-item>
              <text:p text:style-name="P46"><text:span text:style-name="T32">Read a text file’s arguments and run a valid argument in the file</text:span></text:p>
            </text:list-item>
          </text:list>
        </text:list-item>
      </text:list>
      <text:p text:style-name="P17"/>
      <text:p text:style-name="P17"/>
      <text:p text:style-name="P17"/>
      <text:p text:style-name="P11"><text:span text:style-name="T40">Professional Experience</text:span><text:span text:style-name="T28">_____________________________________________________</text:span></text:p>
      <text:p text:style-name="P20"/>
      <text:p text:style-name="P1"><text:bookmark text:name="docs-internal-guid-e599ad35-95b7-94aa-c592-e9056871d360"/><text:span text:style-name="T10">Sylvan EDGE Instructor, </text:span><text:span text:style-name="T22">Sylvan Learning, </text:span><text:span text:style-name="T11">Woodland Hills, CA</text:span></text:p>
      <text:list xml:id="list2010239898" text:style-name="L1">
        <text:list-item>
          <text:p text:style-name="P71"><text:bookmark text:name="docs-internal-guid-72b97d35-95b8-18e7-3e87-3be347d0f5c0"/>October 2016 – April 2017</text:p>
        </text:list-item>
        <text:list-item>
          <text:p text:style-name="P73">Taught grade-school children robotics with Lego kits and laptops</text:p>
        </text:list-item>
        <text:list-item>
          <text:p text:style-name="P73">Instructed middle- and high-school students in math, english, and science.</text:p>
        </text:list-item>
      </text:list>
      <text:p text:style-name="P74"/>
      <text:p text:style-name="P12"><text:bookmark text:name="docs-internal-guid-a21ddd31-95b9-bc42-3b39-2685932dd330"/><text:span text:style-name="T13">Tutor, </text:span><text:span text:style-name="T16">San Marino, CA </text:span></text:p>
      <text:list xml:id="list2024922918" text:style-name="L2">
        <text:list-item>
          <text:p text:style-name="P70"><text:bookmark text:name="docs-internal-guid-290d392e-95b9-d132-5027-277938f20cbc"/>October 2016 – present</text:p>
        </text:list-item>
        <text:list-item>
          <text:p text:style-name="P75"><text:bookmark text:name="docs-internal-guid-9a0fe0c2-95b9-f94f-d784-24a3c01c919c"/>Independently tutoring high school students in physics, calculus, and math SAT prep.</text:p>
        </text:list-item>
        <text:list-item>
          <text:p text:style-name="P81"><text:soft-page-break/><text:span text:style-name="T17">Buil</text:span><text:span text:style-name="T18">ding</text:span><text:span text:style-name="T17"> my attention to detail and problem-solving skills</text:span></text:p>
        </text:list-item>
      </text:list>
      <text:p text:style-name="P76"/>
      <text:p text:style-name="P3"><text:bookmark text:name="docs-internal-guid-a20278a3-95bb-c664-508c-8452a127dad6"/><text:span text:style-name="T14">Substitute Teacher, </text:span><text:span text:style-name="T23">Flintridge Preparatory School, </text:span><text:span text:style-name="T15">La Cañada Flintridge, CA</text:span></text:p>
      <text:list xml:id="list1731264529" text:style-name="L3">
        <text:list-item>
          <text:p text:style-name="P24"><text:bookmark text:name="docs-internal-guid-01af6d18-95bc-18f5-0c37-370ebda484d4"/><text:span text:style-name="T12">January 2016 – present</text:span><text:span text:style-name="T15"> </text:span></text:p>
        </text:list-item>
        <text:list-item>
          <text:p text:style-name="P54"><text:bookmark text:name="docs-internal-guid-4f6910f8-95bc-3855-80f5-88782fc538bb"/>Teaching as a substitute teacher for high school students in many subjects, but especially in math and physics. </text:p>
        </text:list-item>
        <text:list-item>
          <text:p text:style-name="P57">Taught an AP Calculus course for a total of 60 students for half of a semester.</text:p>
        </text:list-item>
      </text:list>
      <text:p text:style-name="P55"/>
      <text:p text:style-name="P18"><text:bookmark text:name="docs-internal-guid-a86f0820-95bc-c7d3-6a1e-5400adf0eca4"/><text:span text:style-name="T12">Tutor, </text:span><text:span text:style-name="T24">Perfect Fit College Consultants, </text:span><text:span text:style-name="T19">San Marino, CA </text:span></text:p>
      <text:list xml:id="list1858995441" text:style-name="L4">
        <text:list-item>
          <text:p text:style-name="P29"><text:bookmark text:name="docs-internal-guid-122a696b-95bd-0e91-a3ec-6d099ce307f2"/><text:span text:style-name="T12">May 2015 – October 2016</text:span><text:span text:style-name="T19"> </text:span></text:p>
        </text:list-item>
        <text:list-item>
          <text:p text:style-name="P56"><text:bookmark text:name="docs-internal-guid-5741aeec-95bd-2584-ae54-b3a0e405cdc0"/>Tutored high school students in physics, calculus, and math SAT prep. </text:p>
        </text:list-item>
        <text:list-item>
          <text:p text:style-name="P77">Built my attention to detail and problem-solving skills.</text:p>
        </text:list-item>
      </text:list>
      <text:p text:style-name="P78"/>
      <text:p text:style-name="P19"><text:span text:style-name="T21">Volunteer Experience</text:span><text:span text:style-name="T20">__________________________________________________________</text:span></text:p>
      <text:p text:style-name="P80"/>
      <text:p text:style-name="P4"><text:span text:style-name="T7">Solar Cup Workshop Instructor</text:span>, <text:span text:style-name="T4">Metropolitan Water District of Southern California</text:span>, Los Angeles, CA</text:p>
      <text:list xml:id="list1909328200" text:style-name="L5">
        <text:list-item>
          <text:p text:style-name="P83">December 13, 2014</text:p>
        </text:list-item>
        <text:list-item>
          <text:p text:style-name="P85">Ran a workshop which taught high-school students about electrical circuits.</text:p>
        </text:list-item>
      </text:list>
      <text:p text:style-name="P86"/>
      <text:p text:style-name="P5"><text:span text:style-name="T38">Solar Panel Programmer</text:span><text:span text:style-name="T35">, </text:span><text:span text:style-name="T39">Occidental College</text:span><text:span text:style-name="T35">, Los Angeles, CA</text:span></text:p>
      <text:list xml:id="list1913267707" text:style-name="L6">
        <text:list-item>
          <text:p text:style-name="P84">June 2013 – December 2013</text:p>
        </text:list-item>
        <text:list-item>
          <text:p text:style-name="P82">Created a schematic for a solar panel power tester.</text:p>
        </text:list-item>
        <text:list-item>
          <text:p text:style-name="P87"><text:span text:style-name="T37">D</text:span><text:span text:style-name="T36">eveloped the program which the device uses.<text:line-break/></text:span></text:p>
        </text:list-item>
      </text:list>
      <text:p text:style-name="P36"/>
      <text:p text:style-name="P27"><text:span text:style-name="T30"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/>
    <style:font-face style:name="Times New Roman1" svg:font-family="'Times New Roman'"/>
    <style:font-face style:name="open sanslight" svg:font-family="'open sanslight'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in" loext:contextual-spacing="false" fo:line-height="120%" fo:background-color="transparent" style:writing-mode="pag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9" style:display-name="ListLabel 199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 style:font-size-complex="12pt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 style:font-size-complex="12pt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1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1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9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0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0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0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0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0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0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0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0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1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1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1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1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1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1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2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2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2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2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2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6:53:49.190000000</meta:creation-date>
    <dc:date>2018-07-20T20:56:23.994000000</dc:date>
    <meta:editing-duration>PT9H47M56S</meta:editing-duration>
    <meta:editing-cycles>36</meta:editing-cycles>
    <meta:generator>LibreOffice/5.3.6.1$Windows_X86_64 LibreOffice_project/686f202eff87ef707079aeb7f485847613344eb7</meta:generator>
    <meta:document-statistic meta:table-count="0" meta:image-count="0" meta:object-count="0" meta:page-count="3" meta:paragraph-count="83" meta:word-count="592" meta:character-count="4408" meta:non-whitespace-character-count="3936"/>
  </office:meta>
</office:document-meta>
</file>